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8a371"/>
    </style:style>
    <style:style style:name="P2" style:family="paragraph" style:parent-style-name="Text_20_body" style:list-style-name="L1">
      <style:text-properties officeooo:rsid="0008a371"/>
    </style:style>
    <style:style style:name="P3" style:family="paragraph" style:parent-style-name="Heading_20_2">
      <style:text-properties officeooo:rsid="00096e6a" officeooo:paragraph-rsid="00096e6a"/>
    </style:style>
    <style:style style:name="P4" style:family="paragraph" style:parent-style-name="Heading_20_3">
      <style:paragraph-properties fo:margin-top="0in" fo:margin-bottom="0.0972in" style:contextual-spacing="false" fo:line-height="115%"/>
      <style:text-properties officeooo:rsid="0008a371"/>
    </style:style>
    <style:style style:name="P5" style:family="paragraph" style:parent-style-name="Text_20_body" style:list-style-name="L2">
      <style:text-properties officeooo:rsid="0008a371"/>
    </style:style>
    <style:style style:name="P6" style:family="paragraph" style:parent-style-name="Text_20_body">
      <style:text-properties officeooo:rsid="0008a371" officeooo:paragraph-rsid="0005f77e"/>
    </style:style>
    <style:style style:name="T1" style:family="text">
      <style:text-properties officeooo:rsid="0008a371"/>
    </style:style>
    <style:style style:name="T2" style:family="text">
      <style:text-properties fo:font-weight="normal" officeooo:rsid="0008a371"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096e6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flectie Design</text:h>
      <text:h text:style-name="Heading_20_2" text:outline-level="2">Inleiding</text:h>
      <text:p text:style-name="Text_20_body"><text:span text:style-name="T1">In dit document beschrijf ik mijn leerpunten en wat ik anders zou doen in mijn design als ik opnieuw zou beginnen. Zie dit als een versie 2 van mijn ontwerp, waarbij ik eerst terugkijk op </text:span><text:span text:style-name="Strong_20_Emphasis"><text:span text:style-name="T2">Design V1</text:span></text:span><text:span text:style-name="T2"> </text:span><text:span text:style-name="T1">en vervolgens toelicht hoe ik mijn aanpak zou verbeteren.</text:span></text:p>
      <text:h text:style-name="Heading_20_2" text:outline-level="2">Leerpunten</text:h>
      <text:p text:style-name="P1">Mijn oorspronkelijke aanpak van het design bevatte verschillende omissies en ondoordachte keuzes waar ik destijds nog niet bij had stilgestaan.</text:p>
      <text:list text:style-name="L1">
        <text:list-item>
          <text:p text:style-name="P2">Door het lineair leren maakte ik veel kleine, afzonderlijke documenten. Dit leidde tot een grote hoeveelheid losse bestanden, waardoor het later lastiger werd om alles samen te voegen en volgens APA-richtlijnen correct te structureren.</text:p>
        </text:list-item>
        <text:list-item>
          <text:p text:style-name="P2"><text:span text:style-name="Strong_20_Emphasis"><text:span text:style-name="T3">Microsoft Word</text:span></text:span><text:span text:style-name="T3"> bleek minder effectief te werken. Inmiddels gebruik ik </text:span><text:span text:style-name="Strong_20_Emphasis"><text:span text:style-name="T3">Obsidian</text:span></text:span><text:span text:style-name="T3"> voor het maken van notities. Doordat Obsidian werkt met </text:span><text:span text:style-name="Emphasis"><text:span text:style-name="T4">Markdown</text:span></text:span><text:span text:style-name="T3">, raakte ik geïnspireerd door de duidelijke scheiding tussen tekst en opmaak.</text:span></text:p>
          <text:list>
            <text:list-item>
              <text:p text:style-name="P2"><text:span text:style-name="T3">Obsidian ondersteunt ook </text:span><text:span text:style-name="Strong_20_Emphasis"><text:span text:style-name="T3">LaTeX</text:span></text:span><text:span text:style-name="T3">. Mogelijk is dat voor mij de toekomst voor het schrijven van technische documenten. </text:span></text:p>
            </text:list-item>
          </text:list>
        </text:list-item>
        <text:list-item>
          <text:p text:style-name="P2"><text:span text:style-name="T3">Mijn aanpak van de </text:span><text:span text:style-name="Strong_20_Emphasis"><text:span text:style-name="T3">diagrammen</text:span></text:span><text:span text:style-name="T3"> was niet optimaal. Aanvankelijk dacht ik dat een state-diagram niet relevant zou zijn voor de PC-kant van mijn software. Toen ik echter een flowchart maakte, merkte ik dat het ontwerp al snel onoverzichtelijk werd (</text:span><text:span text:style-name="Emphasis"><text:span text:style-name="T3">spaghettificeerde</text:span></text:span><text:span text:style-name="T3">). Dit had ik kunnen voorkomen door eerder gebruik te maken van een goed uitgewerkt state-diagram.</text:span></text:p>
        </text:list-item>
      </text:list>
      <text:h text:style-name="P3" text:outline-level="2" text:is-list-header="true">Design v2</text:h>
      <text:p text:style-name="P1">Als ik nu opnieuw zou beginnen, zou ik mijn designproces anders structureren met meer nadruk op de <text:span text:style-name="Strong_20_Emphasis"><text:span text:style-name="T3">volgorde en samenhang van de diagrammen</text:span></text:span><text:span text:style-name="T3">. </text:span>Het starten met het uitwerken van de interviews vind ik nog steeds een waardevolle eerste stap. Tijdens deze fase veranderde mijn oorspronkelijke idee namelijk sterk: van een platform dat het gewicht meet waarop je staat, naar een halterschijf met geïntegreerde sensoren die de positie registreren.</text:p>
      <text:h text:style-name="P4" text:outline-level="3">Opbouw nieuwe aanpak</text:h>
      <text:list text:style-name="L2">
        <text:list-item>
          <text:p text:style-name="P5"><text:span text:style-name="Strong_20_Emphasis">Interviews en analyse</text:span></text:p>
          <text:list>
            <text:list-item>
              <text:p text:style-name="P5">Interview 1 – uitwerking</text:p>
            </text:list-item>
            <text:list-item>
              <text:p text:style-name="P5">Interview 1 – reflectie</text:p>
            </text:list-item>
            <text:list-item>
              <text:p text:style-name="P5">Interview x – uitwerking</text:p>
            </text:list-item>
            <text:list-item>
              <text:p text:style-name="P5">Interview x – reflectie</text:p>
            </text:list-item>
            <text:list-item>
              <text:p text:style-name="P5"><text:soft-page-break/>Bevindingen interviews</text:p>
            </text:list-item>
          </text:list>
        </text:list-item>
        <text:list-item>
          <text:p text:style-name="P5"><text:span text:style-name="Strong_20_Emphasis">Conceptueel ontwerp</text:span></text:p>
          <text:list>
            <text:list-item>
              <text:p text:style-name="P5">Chen-notatie </text:p>
            </text:list-item>
          </text:list>
        </text:list-item>
        <text:list-item>
          <text:p text:style-name="P5"><text:span text:style-name="Strong_20_Emphasis">Logisch ontwerp</text:span></text:p>
          <text:list>
            <text:list-item>
              <text:p text:style-name="P5">Database-diagram </text:p>
            </text:list-item>
            <text:list-item>
              <text:p text:style-name="P5">Klassediagram </text:p>
            </text:list-item>
          </text:list>
        </text:list-item>
        <text:list-item>
          <text:p text:style-name="P5"><text:span text:style-name="Strong_20_Emphasis">Dynamisch ontwerp</text:span></text:p>
          <text:list>
            <text:list-item>
              <text:p text:style-name="P5">State-diagram <text:span text:style-name="T5">Arduino</text:span></text:p>
            </text:list-item>
            <text:list-item>
              <text:p text:style-name="P5">State-diagram PC-software <text:span text:style-name="Emphasis">(</text:span><text:span text:style-name="Emphasis"><text:span text:style-name="T5">weet nog niet zeker of dit nodig is</text:span></text:span><text:span text:style-name="Emphasis">)</text:span></text:p>
            </text:list-item>
            <text:list-item>
              <text:p text:style-name="P5">Eventue<text:span text:style-name="T5">e</text:span>l <text:span text:style-name="T5">flowcharts</text:span></text:p>
            </text:list-item>
          </text:list>
        </text:list-item>
      </text:list>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2T09:24:11.152061956</meta:creation-date>
    <dc:date>2025-11-02T10:04:53.608719290</dc:date>
    <meta:editing-duration>PT40M41S</meta:editing-duration>
    <meta:editing-cycles>5</meta:editing-cycles>
    <meta:generator>LibreOffice/25.8.2.2$Linux_X86_64 LibreOffice_project/580$Build-2</meta:generator>
    <meta:document-statistic meta:table-count="0" meta:image-count="0" meta:object-count="0" meta:page-count="2" meta:paragraph-count="27" meta:word-count="340" meta:character-count="2189" meta:non-whitespace-character-count="1887"/>
  </office:meta>
</office:document-meta>
</file>